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Standard">
      <style:paragraph-properties fo:margin-left="0mm" fo:margin-right="0mm" fo:orphans="2" fo:widows="2" fo:text-indent="0mm" style:auto-text-indent="false" fo:padding="0mm" fo:border="none"/>
    </style:style>
    <style:style style:name="P15" style:family="paragraph" style:parent-style-name="Text_20_body" style:list-style-name="">
      <style:paragraph-properties fo:text-align="center"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font-name="Times New Roman"/>
    </style:style>
    <style:style style:name="P18" style:family="paragraph" style:parent-style-name="Text_20_body">
      <style:text-properties style:use-window-font-color="true" style:font-name="Times New Roman" fo:background-color="transparent"/>
    </style:style>
    <style:style style:name="P19" style:family="paragraph" style:parent-style-name="Text_20_body">
      <style:text-properties style:use-window-font-color="true" style:font-name="Times New Roman" style:text-underline-style="solid" style:text-underline-width="auto" style:text-underline-color="font-color" fo:background-color="transparent"/>
    </style:style>
    <style:style style:name="P20" style:family="paragraph" style:parent-style-name="Text_20_body">
      <style:text-properties style:use-window-font-color="true" style:font-name="Times New Roman" fo:font-size="11pt" style:font-size-asian="11pt" style:font-size-complex="11pt"/>
    </style:style>
    <style:style style:name="P21" style:family="paragraph" style:parent-style-name="Text_20_body">
      <style:text-properties style:use-window-font-color="true" style:font-name="Times New Roman" fo:font-size="11pt" style:text-underline-style="solid" style:text-underline-width="auto" style:text-underline-color="font-color" style:font-size-asian="11pt" style:font-size-complex="11pt"/>
    </style:style>
    <style:style style:name="P22" style:family="paragraph" style:parent-style-name="Text_20_body">
      <style:text-properties style:text-underline-style="none"/>
    </style:style>
    <style:style style:name="P23" style:family="paragraph" style:parent-style-name="Text_20_body">
      <style:text-properties fo:font-style="normal" style:text-underline-style="none" style:font-style-asian="normal" style:font-style-complex="normal"/>
    </style:style>
    <style:style style:name="P24" style:family="paragraph" style:parent-style-name="Text_20_body" style:list-style-name="L1">
      <style:paragraph-properties fo:margin-top="0mm" fo:margin-bottom="0mm"/>
    </style:style>
    <style:style style:name="P25" style:family="paragraph" style:parent-style-name="Heading_20_1" style:list-style-name="">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center" style:justify-single-word="false" fo:break-before="page"/>
    </style:style>
    <style:style style:name="P28" style:family="paragraph" style:parent-style-name="Heading_20_2">
      <style:paragraph-properties fo:break-before="page"/>
    </style:style>
    <style:style style:name="P29" style:family="paragraph" style:parent-style-name="Contents_20_1">
      <style:text-properties style:text-underline-style="none"/>
    </style:style>
    <style:style style:name="P30" style:family="paragraph" style:parent-style-name="Contents_20_1" style:list-style-name="">
      <style:text-properties style:text-underline-style="none"/>
    </style:style>
    <style:style style:name="P31" style:family="paragraph" style:parent-style-name="Contents_20_1" style:list-style-name="">
      <style:text-properties style:text-underline-style="solid" style:text-underline-width="auto" style:text-underline-color="font-color"/>
    </style:style>
    <style:style style:name="P32"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fo:font-variant="normal" fo:text-transform="none" fo:color="#000000" style:font-name="Times New Roman" fo:font-size="9.75pt" fo:letter-spacing="normal" fo:font-style="normal" fo:font-weight="normal"/>
    </style:style>
    <style:style style:name="T9" style:family="text">
      <style:text-properties fo:font-variant="normal" fo:text-transform="none" fo:color="#000000" style:font-name="Times New Roman" fo:font-size="11pt" fo:letter-spacing="normal" fo:font-style="normal" fo:font-weight="normal" style:font-size-asian="11pt" style:font-size-complex="11pt"/>
    </style:style>
    <style:style style:name="T10" style:family="text">
      <style:text-properties fo:font-variant="normal" fo:text-transform="none" fo:color="#000000" fo:font-size="11pt" fo:letter-spacing="normal" fo:font-style="normal" fo:font-weight="normal" style:font-size-asian="11pt" style:font-size-complex="11pt"/>
    </style:style>
    <style:style style:name="T11" style:family="text">
      <style:text-properties fo:font-variant="normal" fo:text-transform="none" fo:color="#000000" style:font-name="Arial1" fo:font-size="8.25pt" fo:letter-spacing="normal" fo:font-style="normal" fo:font-weight="normal"/>
    </style:style>
    <style:style style:name="T12" style:family="text">
      <style:text-properties fo:font-variant="normal" fo:text-transform="none" fo:color="#000000" fo:font-size="8.25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Arial2" fo:font-size="10.5pt" fo:letter-spacing="normal" fo:font-style="normal" fo:font-weight="normal"/>
    </style:style>
    <style:style style:name="T16" style:family="text">
      <style:text-properties fo:font-variant="normal" fo:text-transform="none" fo:font-size="11pt" fo:letter-spacing="normal" fo:font-style="normal" fo:font-weight="normal" style:font-size-asian="11pt" style:font-size-complex="11pt"/>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fo:background-color="transparent"/>
    </style:style>
    <style:style style:name="T19" style:family="text">
      <style:text-properties fo:font-variant="normal" fo:text-transform="none" fo:letter-spacing="normal" fo:font-style="normal" style:text-underline-style="none" fo:font-weight="normal" fo:background-color="transparent"/>
    </style:style>
    <style:style style:name="T20"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2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2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style:use-window-font-color="true" style:text-line-through-style="none" style:font-name="Times New Roman" fo:font-size="11pt" fo:letter-spacing="normal" fo:font-style="normal" fo:font-weight="normal" style:text-blinking="false" style:font-size-asian="11pt" style:font-size-complex="11pt"/>
    </style:style>
    <style:style style:name="T24" style:family="text">
      <style:text-properties fo:font-variant="normal" fo:text-transform="none" fo:color="#0044b3" style:text-line-through-style="none" style:font-name="Arial2" fo:font-size="10.5pt" fo:letter-spacing="normal" fo:font-style="normal" style:text-underline-style="none" fo:font-weight="normal" style:text-blinking="false"/>
    </style:style>
    <style:style style:name="T25" style:family="text">
      <style:text-properties fo:font-variant="normal" fo:text-transform="none" fo:color="#a50000" style:text-line-through-style="none" style:font-name="arial" fo:font-size="9pt" fo:letter-spacing="normal" fo:font-style="normal" style:text-underline-style="none" fo:font-weight="normal" style:text-blinking="false"/>
    </style:style>
    <style:style style:name="T26" style:family="text">
      <style:text-properties fo:font-variant="normal" fo:text-transform="none" fo:color="#a50000" style:text-line-through-style="none" fo:font-size="9pt" fo:letter-spacing="normal" fo:font-style="normal" style:text-underline-style="none" fo:font-weight="normal" style:text-blinking="false"/>
    </style:style>
    <style:style style:name="T27" style:family="text">
      <style:text-properties fo:font-variant="normal" fo:text-transform="none" fo:color="#a50000" style:text-line-through-style="none" style:font-name="Times New Roman" fo:font-size="9pt" fo:letter-spacing="normal" fo:font-style="normal" style:text-underline-style="none" fo:font-weight="normal" style:text-blinking="false"/>
    </style:style>
    <style:style style:name="T28" style:family="text">
      <style:text-properties fo:font-variant="normal" fo:text-transform="none" fo:color="#a50000" style:text-line-through-style="none" style:font-name="Times New Roman" fo:letter-spacing="normal" fo:font-style="normal" style:text-underline-style="none" fo:font-weight="normal" style:text-blinking="false"/>
    </style:style>
    <style:style style:name="T29" style:family="text">
      <style:text-properties fo:font-variant="normal" fo:text-transform="none" fo:color="#a50000" style:text-line-through-style="none" style:font-name="Times New Roman"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style:text-line-through-style="none" style:font-name="Times New Roman" fo:font-size="11pt" fo:letter-spacing="normal" fo:font-style="normal" style:text-underline-style="none" fo:font-weight="normal" style:text-blinking="false" style:font-size-asian="11pt" style:font-size-complex="11pt"/>
    </style:style>
    <style:style style:name="T31" style:family="text">
      <style:text-properties style:font-name="Times New Roman"/>
    </style:style>
    <style:style style:name="T32" style:family="text">
      <style:text-properties style:font-name="Times New Roman" fo:font-size="11pt" style:font-size-asian="11pt" style:font-size-complex="11pt"/>
    </style:style>
    <style:style style:name="T33" style:family="text">
      <style:text-properties fo:font-size="11pt"/>
    </style:style>
    <style:style style:name="T34" style:family="text">
      <style:text-properties fo:font-size="11pt" style:font-size-asian="11pt" style:font-size-complex="11pt"/>
    </style:style>
    <style:style style:name="T35" style:family="text">
      <style:text-properties style:use-window-font-color="true"/>
    </style:style>
    <style:style style:name="T36" style:family="text">
      <style:text-properties style:use-window-font-color="true" style:font-name="Times New Roman" fo:font-size="11pt" style:font-size-asian="11pt" style:font-size-complex="11pt"/>
    </style:style>
    <style:style style:name="T37" style:family="text">
      <style:text-properties style:text-underline-style="solid" style:text-underline-width="auto" style:text-underline-color="font-color"/>
    </style:style>
    <style:style style:name="T38" style:family="text">
      <style:text-properties style:font-size-asian="11pt"/>
    </style:style>
    <style:style style:name="T39" style:family="text">
      <style:text-properties style:font-size-complex="11pt"/>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7" text:outline-level="1">Analýza archivu webových zdrojů WebArchiv a převodu jeho databáze z formátu ARC do formátu WARC</text:h>
      <text:p text:style-name="P6">(Experimentální název)</text:p>
      <text:h text:style-name="P15" text:outline-level="1">Martin Prokop</text:h>
      <text:h text:style-name="P26" text:outline-level="1">Prohlášení</text:h>
      <text:p text:style-name="P4">(Doplním později)</text:p>
      <text:h text:style-name="P26" text:outline-level="1">Shrnutí</text:h>
      <text:p text:style-name="P4">(Doplním později)</text:p>
      <text:h text:style-name="P26" text:outline-level="1">Klíčová slova</text:h>
      <text:p text:style-name="P4">(Doplním později)</text:p>
      <text:h text:style-name="P26" text:outline-level="1">Obsah</text:h>
      <text:p text:style-name="P4">(Doplním později)</text:p>
      <text:h text:style-name="P26" text:outline-level="1">Úvod</text:h>
      <text:p text:style-name="P4">(Doplním později)</text:p>
      <text:p text:style-name="P4">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60753357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30"/>
      <text:p text:style-name="P31">(Mám více rozvádět? Ještě to samozřejmě opravím a stylizuju)</text:p>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1798876387" text:continue-numbering="true" text:style-name="List_20_1">
        <text:list-item>
          <text:p text:style-name="P29">Dublin Core Metadata Generator</text:p>
        </text:list-item>
        <text:list-item>
          <text:p text:style-name="P29">Generátor UR</text:p>
        </text:list-item>
        <text:list-item>
          <text:p text:style-name="P29">Kalkulátor MD5 </text:p>
        </text:list-item>
        <text:list-item>
          <text:p text:style-name="P29">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401577503"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2">Heritrix – o software se zmiňují v další části textu své práce.</text:p>
        </text:list-item>
        <text:list-item>
          <text:p text:style-name="P32">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8"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75" text:note-class="footnote"><text:note-citation>40</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0" text:note-class="footnote"><text:note-citation>41</text:note-citation><text:note-body><text:p text:style-name="Footnote">Dostupný na: http://www.archive.org/</text:p></text:note-body></text:note>.</text:p>
      <text:p text:style-name="P4">(Mám se nějak blíže zabývat InternetArchivem?)</text:p>
      <text:h text:style-name="P28" text:outline-level="2">Dostupnost informací o projektu</text:h>
      <text:p text:style-name="Text_20_body">O projektu WebArchiv se lze dočíst na stránkách Národní digitální knihovny<text:note text:id="ftn41" text:note-class="footnote"><text:note-citation>42</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3</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4</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23">Projektem WebArchive se také intenzivně zajímá například Elektronický časopis o informační společnosti – Ikaros<text:note text:id="ftn76" text:note-class="footnote"><text:note-citation>45</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74" text:note-class="footnote"><text:note-citation>46</text:note-citation><text:note-body><text:p text:style-name="Footnote">http://www.ndk.cz/narodni-dk</text:p></text:note-body></text:note> nelze nalézt prakticky žádné informace.</text:p>
      <text:p text:style-name="P4">(Nepletu se?)</text:p>
      <text:h text:style-name="P28" text:outline-level="2">Kritéria výběru webových zdrojů<text:span text:style-name="T2"><text:note text:id="ftn44" text:note-class="footnote"><text:note-citation>47</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8</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9</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50</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51</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52</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8"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3</text:note-citation><text:note-body><text:p text:style-name="Footnote">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text:s/>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e.</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4</text:note-citation><text:note-body><text:p text:style-name="Footnote">http://is.muni.cz/th/172849/fi_b/</text:p></text:note-body></text:note></text:span></text:h>
      <text:p text:style-name="Text_20_body"><text:span text:style-name="Strong_20_Emphasis"><text:span text:style-name="T5">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2" text:note-class="footnote"><text:note-citation>55</text:note-citation><text:note-body><text:p text:style-name="Footnote">http://is.muni.cz/th/172585/fi_b/</text:p></text:note-body></text:note></text:span></text:h>
      <text:list xml:id="list712497705" text:style-name="L1">
        <text:list-header>
          <text:p text:style-name="P24">Ivan Vlček dokončil svou bakalářskou práci v roce 2008.</text:p>
        </text:list-header>
      </text:list>
      <text:h text:style-name="Heading_20_3" text:outline-level="3"><text:soft-page-break/><text:span text:style-name="Strong_20_Emphasis">Bibliografický popis elektronických online zdrojů v zahraniční a domácí katalogizační praxi</text:span><text:span text:style-name="Strong_20_Emphasis"><text:note text:id="ftn53" text:note-class="footnote"><text:note-citation>56</text:note-citation><text:note-body><text:p text:style-name="Footnote">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7</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55" text:note-class="footnote"><text:note-citation>58</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9</text:note-citation><text:note-body><text:p text:style-name="Footnote">http://www.webarchiv.cz/files/dokumenty/zpravy/skodova.doc</text:p></text:note-body></text:note></text:span></text:h>
      <text:p text:style-name="Text_20_body">Markéta ŠKODOVÁ, diplomová práce, 2005.</text:p>
      <text:h text:style-name="P28" text:outline-level="2">Používané nástroje</text:h>
      <text:p text:style-name="P4">(Které z toho mám řešit? Jen ty co primo pouzivam? - rarctools,heritrix,jhove?)</text:p>
      <text:h text:style-name="Heading_20_3" text:outline-level="3">APACHE TOMCAT<text:note text:id="ftn60" text:note-class="footnote"><text:note-citation>60</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57" text:note-class="footnote"><text:note-citation>61</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AutoContractMarker</text:h>
      <text:p text:style-name="P4">Mám se ním zabývat? Používá se ještě?</text:p>
      <text:h text:style-name="Heading_20_3" text:outline-level="3">DeDuplicator <text:note text:id="ftn65" text:note-class="footnote"><text:note-citation>62</text:note-citation><text:note-body><text:p text:style-name="Footnote">http://deduplicator.sourceforge.net/</text:p></text:note-body></text:note></text:h>
      <text:p text:style-name="P18">Jedná se o modul programu Heritrix, který má na starost zachytávání duplicitních souborů v rámci série sklizní. Modul vyvíj<text:span text:style-name="T34">í</text:span><text:span text:style-name="T16"> National and University Library of Iceland. Pro tuto bakalářskou práci je důležitý právě proto, že při převodu ARC do WARC bude snaha minimalizovat počet duplicitních archivovaných souborů.</text:span></text:p>
      <text:p text:style-name="P19"><text:span text:style-name="T16">(Ještě rozvedu až ho použiji)</text:span></text:p>
      <text:h text:style-name="Heading_20_3" text:outline-level="3">WARC-TOOLS<text:note text:id="ftn61" text:note-class="footnote"><text:note-citation>63</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p text:style-name="P4">(Mám být konkrétnější?)</text:p>
      <text:p text:style-name="P4">O těchto dvou nástrojích bude třeba ještě psát..netvoří ani WARC soubory stejné verze.</text:p>
      <text:h text:style-name="Heading_20_3" text:outline-level="3"><text:soft-page-break/>HANZO / WARC-TOOLS<text:note text:id="ftn62" text:note-class="footnote"><text:note-citation>6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p text:style-name="P4">(Mám být konkrétnější?)</text:p>
      <text:p text:style-name="P4">O těchto dvou nástrojích bude třeba ještě psát..netvoří ani WARC soubory stejné verze.</text:p>
      <text:h text:style-name="Heading_20_3" text:outline-level="3">HERITRIX<text:note text:id="ftn0" text:note-class="footnote"><text:note-citation>65</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JHOVE<text:note text:id="ftn64" text:note-class="footnote"><text:note-citation>66</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4"><text:span text:style-name="T20">(Ještě rozvedu až ho použiji, nějaké screenshoty nebo záznamy)</text:span></text:p>
      <text:h text:style-name="Heading_20_3" text:outline-level="3">NetarchiveSuite<text:note text:id="ftn71" text:note-class="footnote"><text:note-citation>67</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72" text:note-class="footnote"><text:note-citation>68</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text:soft-page-break/>NutchWAX<text:note text:id="ftn69" text:note-class="footnote"><text:note-citation>69</text:note-citation><text:note-body><text:p text:style-name="Footnote">http://archive-access.sourceforge.net/projects/nutch/</text:p></text:note-body></text:note></text:h>
      <text:p text:style-name="P7"><text:span text:style-name="T20">Tento nástroj používá WebArchiv pro fulltextové vyhledávání ve svém archivu. Je tedy napojen na nástroj WayBack, který nenabízí možnost fulltextové vyhledávání v archivu. Nástroj byl v projektu WebArchiv používán v kombinaci s nástroji WERA a ARCRetriever.</text:span></text:p>
      <text:p text:style-name="P7"><text:span text:style-name="T20">NutchWAX je součást projektu Nutch</text:span><text:span text:style-name="T20"><text:note text:id="ftn68" text:note-class="footnote"><text:note-citation>70</text:note-citation><text:note-body><text:p text:style-name="Footnote">http://nutch.sourceforge.net/docs/en/</text:p></text:note-body></text:note></text:span><text:span text:style-name="T20">.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21"><text:span text:style-name="T18">(Mám být konkrétnější?)</text:span></text:p>
      <text:h text:style-name="Heading_20_3" text:outline-level="3">WA ADMIN<text:note text:id="ftn66" text:note-class="footnote"><text:note-citation>71</text:note-citation><text:note-body><text:p text:style-name="Footnote">http://is.muni.cz/th/173018/fi_b/</text:p></text:note-body></text:note></text:h>
      <text:p text:style-name="P20">Vznikl v roce 2009 jako bakalářská práce Adama Brokoše. Slouží jako nástroj pro <text:span text:style-name="T17">správu zdrojů, vydavatelů a smluv WebArchivu. Podrobněji se mu věnuji v části, která se zabývá staršími pracemi na téma WebArchiv.</text:span></text:p>
      <text:p text:style-name="P21"><text:span text:style-name="T18">(Mám být konkrétnější?)</text:span></text:p>
      <text:h text:style-name="Heading_20_3" text:outline-level="3">WAYBACK<text:note text:id="ftn63" text:note-class="footnote"><text:note-citation>72</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WAXToolbar<text:note text:id="ftn67" text:note-class="footnote"><text:note-citation>73</text:note-citation><text:note-body><text:p text:style-name="Footnote">http://archive-access.sourceforge.net/projects/waxtoolbar/</text:p></text:note-body></text:note></text:h>
      <text:p text:style-name="P17">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21"><text:span text:style-name="T18">(Mám být konkrétnější?)</text:span></text:p>
      <text:p text:style-name="P17">(Nemůžu dohledat s jakou verzí kompatibilní je.)</text:p>
      <text:h text:style-name="Heading_20_3" text:outline-level="3"><text:soft-page-break/>Web Curator Tool<text:note text:id="ftn73" text:note-class="footnote"><text:note-citation>74</text:note-citation><text:note-body><text:p text:style-name="Footnote">http://webcurator.sourceforge.net/</text:p></text:note-body></text:note></text:h>
      <text:p text:style-name="Text_20_body"><text:span text:style-name="T36">Nástroj vyvinutý v roce 2006</text:span><text:span text:style-name="T22">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4"><text:span text:style-name="T23">(Mám to nějak více rozvádět, když ho vlastně WebArchiv ani nevyužívá?)</text:span></text:p>
      <text:h text:style-name="Heading_20_3" text:outline-level="3">WERA<text:note text:id="ftn70" text:note-class="footnote"><text:note-citation>75</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21">ARCRetriever. Od roku 2007 je napojen přímo na webové stránky WebArchivu a umožňuje tedy fulltextové vyhledávání a archivu stažených stránek. oku 2007.</text:span></text:p>
      <text:p text:style-name="P21"><text:span text:style-name="T18">(Mám být konkrétnější?)</text:span></text:p>
      <text:h text:style-name="P26"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76</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77</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8"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6" text:outline-level="1">Stav WebArchivu podrobně – analýzy, která provedu jako výzkum z převodu</text:h>
      <text:p text:style-name="P5">Samotná práce – převod a jeho analýza.</text:p>
      <text:h text:style-name="P26" text:outline-level="1">Závěr</text:h>
      <text:h text:style-name="P26"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5T18:32:04</dc:date>
    <dc:creator>Martin Prokop</dc:creator>
    <meta:editing-duration>P1DT12H6M5S</meta:editing-duration>
    <meta:editing-cycles>575</meta:editing-cycles>
    <meta:document-statistic meta:table-count="1" meta:image-count="0" meta:object-count="0" meta:page-count="33" meta:paragraph-count="426" meta:word-count="5543" meta:character-count="39626"/>
  </office:meta>
</office:document-meta>
</file>